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, sans-serif" svg:font-family="'Tahoma, sans-serif'"/>
    <style:font-face style:name="Tahoma, sans-serif1" svg:font-family="'Tahoma, sans-serif'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, sans-serif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2" style:family="table">
      <style:table-properties style:width="27.7cm" fo:break-before="page" table:align="margins" style:writing-mode="lr-tb"/>
    </style:style>
    <style:style style:name="Tableau2.A" style:family="table-column">
      <style:table-column-properties style:column-width="5.281cm" style:rel-column-width="12494*"/>
    </style:style>
    <style:style style:name="Tableau2.B" style:family="table-column">
      <style:table-column-properties style:column-width="0.848cm" style:rel-column-width="2007*"/>
    </style:style>
    <style:style style:name="Tableau2.C" style:family="table-column">
      <style:table-column-properties style:column-width="0.85cm" style:rel-column-width="2011*"/>
    </style:style>
    <style:style style:name="Tableau2.D" style:family="table-column">
      <style:table-column-properties style:column-width="8.846cm" style:rel-column-width="20928*"/>
    </style:style>
    <style:style style:name="Tableau2.E" style:family="table-column">
      <style:table-column-properties style:column-width="0.894cm" style:rel-column-width="2115*"/>
    </style:style>
    <style:style style:name="Tableau2.F" style:family="table-column">
      <style:table-column-properties style:column-width="0.847cm" style:rel-column-width="2003*"/>
    </style:style>
    <style:style style:name="Tableau2.G" style:family="table-column">
      <style:table-column-properties style:column-width="10.135cm" style:rel-column-width="23977*"/>
    </style:style>
    <style:style style:name="Tableau2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2.B1" style:family="table-cell">
      <style:table-cell-properties fo:background-color="#81d41a" fo:padding="0.097cm" fo:border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2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row-height="1.499cm"/>
    </style:style>
    <style:style style:name="Tableau2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5.283cm" style:rel-column-width="12498*"/>
    </style:style>
    <style:style style:name="Tableau3.B" style:family="table-column">
      <style:table-column-properties style:column-width="0.848cm" style:rel-column-width="2007*"/>
    </style:style>
    <style:style style:name="Tableau3.C" style:family="table-column">
      <style:table-column-properties style:column-width="0.85cm" style:rel-column-width="2011*"/>
    </style:style>
    <style:style style:name="Tableau3.D" style:family="table-column">
      <style:table-column-properties style:column-width="8.846cm" style:rel-column-width="20928*"/>
    </style:style>
    <style:style style:name="Tableau3.E" style:family="table-column">
      <style:table-column-properties style:column-width="0.894cm" style:rel-column-width="2115*"/>
    </style:style>
    <style:style style:name="Tableau3.F" style:family="table-column">
      <style:table-column-properties style:column-width="0.847cm" style:rel-column-width="2003*"/>
    </style:style>
    <style:style style:name="Tableau3.G" style:family="table-column">
      <style:table-column-properties style:column-width="10.134cm" style:rel-column-width="23973*"/>
    </style:style>
    <style:style style:name="Tableau3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3.B1" style:family="table-cell">
      <style:table-cell-properties fo:background-color="#729fcf" fo:padding="0.097cm" fo:border="0.05pt solid #000000">
        <style:background-image/>
      </style:table-cell-properties>
    </style:style>
    <style:style style:name="Tableau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row-height="1.499cm"/>
    </style:style>
    <style:style style:name="Tableau3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" style:family="table">
      <style:table-properties style:width="27.7cm" table:align="margins" style:writing-mode="lr-tb"/>
    </style:style>
    <style:style style:name="Tableau4.A" style:family="table-column">
      <style:table-column-properties style:column-width="5.283cm" style:rel-column-width="12498*"/>
    </style:style>
    <style:style style:name="Tableau4.B" style:family="table-column">
      <style:table-column-properties style:column-width="0.848cm" style:rel-column-width="2007*"/>
    </style:style>
    <style:style style:name="Tableau4.C" style:family="table-column">
      <style:table-column-properties style:column-width="0.85cm" style:rel-column-width="2011*"/>
    </style:style>
    <style:style style:name="Tableau4.D" style:family="table-column">
      <style:table-column-properties style:column-width="8.846cm" style:rel-column-width="20928*"/>
    </style:style>
    <style:style style:name="Tableau4.E" style:family="table-column">
      <style:table-column-properties style:column-width="0.894cm" style:rel-column-width="2115*"/>
    </style:style>
    <style:style style:name="Tableau4.F" style:family="table-column">
      <style:table-column-properties style:column-width="0.847cm" style:rel-column-width="2003*"/>
    </style:style>
    <style:style style:name="Tableau4.G" style:family="table-column">
      <style:table-column-properties style:column-width="10.134cm" style:rel-column-width="23973*"/>
    </style:style>
    <style:style style:name="Tableau4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4.B1" style:family="table-cell">
      <style:table-cell-properties fo:background-color="#ffb66c" fo:padding="0.097cm" fo:border="0.05pt solid #000000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4" style:family="table-row">
      <style:table-row-properties style:row-height="1.499cm"/>
    </style:style>
    <style:style style:name="Tableau4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27.7cm" table:align="margins" style:writing-mode="lr-tb"/>
    </style:style>
    <style:style style:name="Tableau5.A" style:family="table-column">
      <style:table-column-properties style:column-width="5.283cm" style:rel-column-width="12498*"/>
    </style:style>
    <style:style style:name="Tableau5.B" style:family="table-column">
      <style:table-column-properties style:column-width="0.848cm" style:rel-column-width="2007*"/>
    </style:style>
    <style:style style:name="Tableau5.C" style:family="table-column">
      <style:table-column-properties style:column-width="0.85cm" style:rel-column-width="2011*"/>
    </style:style>
    <style:style style:name="Tableau5.D" style:family="table-column">
      <style:table-column-properties style:column-width="8.846cm" style:rel-column-width="20928*"/>
    </style:style>
    <style:style style:name="Tableau5.E" style:family="table-column">
      <style:table-column-properties style:column-width="0.894cm" style:rel-column-width="2115*"/>
    </style:style>
    <style:style style:name="Tableau5.F" style:family="table-column">
      <style:table-column-properties style:column-width="0.847cm" style:rel-column-width="2003*"/>
    </style:style>
    <style:style style:name="Tableau5.G" style:family="table-column">
      <style:table-column-properties style:column-width="10.134cm" style:rel-column-width="23973*"/>
    </style:style>
    <style:style style:name="Tableau5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5.B1" style:family="table-cell">
      <style:table-cell-properties fo:background-color="#ffff00" fo:padding="0.097cm" fo:border="0.05pt solid #000000">
        <style:background-image/>
      </style:table-cell-properties>
    </style:style>
    <style:style style:name="Tableau5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3" style:family="table-row">
      <style:table-row-properties style:min-row-height="0.713cm"/>
    </style:style>
    <style:style style:name="Tableau5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5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5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4" style:family="table-row">
      <style:table-row-properties style:row-height="1.499cm"/>
    </style:style>
    <style:style style:name="Tableau5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" style:family="table">
      <style:table-properties style:width="27.7cm" table:align="margins" style:writing-mode="lr-tb"/>
    </style:style>
    <style:style style:name="Tableau6.A" style:family="table-column">
      <style:table-column-properties style:column-width="5.283cm" style:rel-column-width="12498*"/>
    </style:style>
    <style:style style:name="Tableau6.B" style:family="table-column">
      <style:table-column-properties style:column-width="0.848cm" style:rel-column-width="2007*"/>
    </style:style>
    <style:style style:name="Tableau6.C" style:family="table-column">
      <style:table-column-properties style:column-width="0.85cm" style:rel-column-width="2011*"/>
    </style:style>
    <style:style style:name="Tableau6.D" style:family="table-column">
      <style:table-column-properties style:column-width="8.846cm" style:rel-column-width="20928*"/>
    </style:style>
    <style:style style:name="Tableau6.E" style:family="table-column">
      <style:table-column-properties style:column-width="0.894cm" style:rel-column-width="2115*"/>
    </style:style>
    <style:style style:name="Tableau6.F" style:family="table-column">
      <style:table-column-properties style:column-width="0.847cm" style:rel-column-width="2003*"/>
    </style:style>
    <style:style style:name="Tableau6.G" style:family="table-column">
      <style:table-column-properties style:column-width="10.134cm" style:rel-column-width="23973*"/>
    </style:style>
    <style:style style:name="Tableau6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6.B1" style:family="table-cell">
      <style:table-cell-properties fo:background-color="#98858c" fo:padding="0.097cm" fo:border="0.05pt solid #000000">
        <style:background-image/>
      </style:table-cell-properties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3" style:family="table-row">
      <style:table-row-properties style:min-row-height="0.713cm"/>
    </style:style>
    <style:style style:name="Tableau6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6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6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6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4" style:family="table-row">
      <style:table-row-properties style:row-height="1.499cm"/>
    </style:style>
    <style:style style:name="Tableau6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6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" style:family="table">
      <style:table-properties style:width="27.7cm" table:align="margins" style:writing-mode="lr-tb"/>
    </style:style>
    <style:style style:name="Tableau1.A" style:family="table-column">
      <style:table-column-properties style:column-width="5.283cm" style:rel-column-width="12498*"/>
    </style:style>
    <style:style style:name="Tableau1.B" style:family="table-column">
      <style:table-column-properties style:column-width="0.848cm" style:rel-column-width="2007*"/>
    </style:style>
    <style:style style:name="Tableau1.C" style:family="table-column">
      <style:table-column-properties style:column-width="0.85cm" style:rel-column-width="2011*"/>
    </style:style>
    <style:style style:name="Tableau1.D" style:family="table-column">
      <style:table-column-properties style:column-width="8.846cm" style:rel-column-width="20928*"/>
    </style:style>
    <style:style style:name="Tableau1.E" style:family="table-column">
      <style:table-column-properties style:column-width="0.894cm" style:rel-column-width="2115*"/>
    </style:style>
    <style:style style:name="Tableau1.F" style:family="table-column">
      <style:table-column-properties style:column-width="0.847cm" style:rel-column-width="2003*"/>
    </style:style>
    <style:style style:name="Tableau1.G" style:family="table-column">
      <style:table-column-properties style:column-width="10.134cm" style:rel-column-width="23973*"/>
    </style:style>
    <style:style style:name="Tableau1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1.B1" style:family="table-cell">
      <style:table-cell-properties fo:background-color="#e0c2cd" fo:padding="0.097cm" fo:border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713cm"/>
    </style:style>
    <style:style style:name="Tableau1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row-height="1.499cm"/>
    </style:style>
    <style:style style:name="Tableau1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" style:family="table">
      <style:table-properties style:width="27.7cm" table:align="margins" style:writing-mode="lr-tb"/>
    </style:style>
    <style:style style:name="Tableau7.A" style:family="table-column">
      <style:table-column-properties style:column-width="5.283cm" style:rel-column-width="12498*"/>
    </style:style>
    <style:style style:name="Tableau7.B" style:family="table-column">
      <style:table-column-properties style:column-width="0.848cm" style:rel-column-width="2007*"/>
    </style:style>
    <style:style style:name="Tableau7.C" style:family="table-column">
      <style:table-column-properties style:column-width="0.85cm" style:rel-column-width="2011*"/>
    </style:style>
    <style:style style:name="Tableau7.D" style:family="table-column">
      <style:table-column-properties style:column-width="8.846cm" style:rel-column-width="20928*"/>
    </style:style>
    <style:style style:name="Tableau7.E" style:family="table-column">
      <style:table-column-properties style:column-width="0.894cm" style:rel-column-width="2115*"/>
    </style:style>
    <style:style style:name="Tableau7.F" style:family="table-column">
      <style:table-column-properties style:column-width="0.847cm" style:rel-column-width="2003*"/>
    </style:style>
    <style:style style:name="Tableau7.G" style:family="table-column">
      <style:table-column-properties style:column-width="10.134cm" style:rel-column-width="23973*"/>
    </style:style>
    <style:style style:name="Tableau7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au7.B1" style:family="table-cell">
      <style:table-cell-properties fo:background-color="#ffa6a6" fo:padding="0.097cm" fo:border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713cm"/>
    </style:style>
    <style:style style:name="Tableau7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4" style:family="table-row">
      <style:table-row-properties style:row-height="1.499cm"/>
    </style:style>
    <style:style style:name="Tableau7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E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F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34339f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4339f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40413"/>
    </style:style>
    <style:style style:name="P7" style:family="paragraph" style:parent-style-name="Header">
      <style:paragraph-properties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paragraph-rsid="003ac51b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3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3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c6b6" officeooo:paragraph-rsid="0029c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b09cf" officeooo:paragraph-rsid="002b09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c29c1" officeooo:paragraph-rsid="002c29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dfdab" officeooo:paragraph-rsid="002dfd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dfdab" officeooo:paragraph-rsid="002dfd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13486" officeooo:paragraph-rsid="003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40413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4339f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1982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1f0e0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20430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209ac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21a02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3404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34339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02b68a1" officeooo:paragraph-rsid="002b68a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4339f" officeooo:paragraph-rsid="00343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2f303c" officeooo:paragraph-rsid="002f30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64a3a" officeooo:paragraph-rsid="00364a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2fd03e" officeooo:paragraph-rsid="002fd0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13486" officeooo:paragraph-rsid="003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2a551" officeooo:paragraph-rsid="0032a5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40413" officeooo:paragraph-rsid="003404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80854" officeooo:paragraph-rsid="003808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83a76" officeooo:paragraph-rsid="00383a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3" fo:font-size="10pt" fo:font-style="normal" fo:text-shadow="none" style:text-underline-style="none" fo:font-weight="bold" officeooo:rsid="00360652" officeooo:paragraph-rsid="003606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1" fo:font-size="10pt" fo:font-style="normal" fo:text-shadow="none" style:text-underline-style="none" fo:font-weight="bold" officeooo:rsid="00364a3a" officeooo:paragraph-rsid="00364a3a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1" fo:font-size="10pt" fo:font-style="normal" fo:text-shadow="none" style:text-underline-style="none" fo:font-weight="bold" officeooo:rsid="002dfdab" officeooo:paragraph-rsid="002dfdab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1" fo:font-size="10pt" fo:font-style="normal" fo:text-shadow="none" style:text-underline-style="none" fo:font-weight="bold" officeooo:rsid="002f303c" officeooo:paragraph-rsid="002f303c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1" fo:font-size="10pt" fo:font-style="normal" fo:text-shadow="none" style:text-underline-style="none" fo:font-weight="bold" officeooo:rsid="002f303c" officeooo:paragraph-rsid="0034339f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ahoma, sans-serif1" fo:font-size="10pt" fo:font-style="normal" fo:text-shadow="none" style:text-underline-style="none" fo:font-weight="bold" officeooo:rsid="0034339f" officeooo:paragraph-rsid="0034339f" style:font-size-asian="10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ext_20_body">
      <style:paragraph-properties fo:margin-top="0cm" fo:margin-bottom="0cm" style:contextual-spacing="false"/>
      <style:text-properties fo:color="#000000" loext:opacity="100%" style:font-name="Verdana" fo:font-size="14pt" fo:font-weight="bold" style:font-weight-asian="bold" style:font-name-complex="Verdana" style:font-weight-complex="bold"/>
    </style:style>
    <style:style style:name="P53" style:family="paragraph" style:parent-style-name="Text_20_body">
      <style:paragraph-properties fo:margin-left="0.688cm" fo:margin-right="0cm" fo:text-indent="0cm" style:auto-text-indent="false"/>
      <style:text-properties fo:color="#000000" loext:opacity="100%" style:font-name="Verdana" fo:font-size="14pt" style:font-name-complex="Verdana"/>
    </style:style>
    <style:style style:name="P54" style:family="paragraph" style:parent-style-name="Text_20_body">
      <style:paragraph-properties fo:margin-left="0.635cm" fo:margin-right="0cm" fo:text-indent="0cm" style:auto-text-indent="false"/>
      <style:text-properties fo:color="#000000" loext:opacity="100%" style:font-name="Tahoma3" fo:font-size="14pt" style:font-name-complex="Verdana"/>
    </style:style>
    <style:style style:name="P55" style:family="paragraph" style:parent-style-name="Text_20_body">
      <style:paragraph-properties fo:margin-top="0cm" fo:margin-bottom="0cm" style:contextual-spacing="false"/>
      <style:text-properties style:font-name="Verdana" fo:font-weight="bold" style:font-weight-asian="bold" style:font-name-complex="Verdana" style:font-weight-complex="bold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1" fo:font-size="10pt" fo:font-weight="bold" officeooo:rsid="002b09cf" officeooo:paragraph-rsid="002b09cf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fo:font-weight="bold" officeooo:rsid="002b68a1" officeooo:paragraph-rsid="002b68a1" style:font-size-asian="11pt" style:font-weight-asian="bold" style:font-size-complex="11pt" style:font-weight-complex="bold"/>
    </style:style>
    <style:style style:name="P5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dfdab" officeooo:paragraph-rsid="002dfdab"/>
    </style:style>
    <style:style style:name="P60" style:family="paragraph" style:parent-style-name="Standard">
      <style:text-properties officeooo:paragraph-rsid="00340413"/>
    </style:style>
    <style:style style:name="P61" style:family="paragraph" style:parent-style-name="Standard">
      <style:text-properties officeooo:paragraph-rsid="0034339f"/>
    </style:style>
    <style:style style:name="P6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3" fo:font-size="10pt" fo:font-weight="bold" officeooo:rsid="00313486" officeooo:paragraph-rsid="00313486"/>
    </style:style>
    <style:style style:name="P6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3" fo:font-size="10pt" fo:font-weight="bold" officeooo:rsid="0032a551" officeooo:paragraph-rsid="0032a551"/>
    </style:style>
    <style:style style:name="P6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3" fo:font-size="10pt" fo:font-weight="bold" officeooo:rsid="0034339f" officeooo:paragraph-rsid="0034339f"/>
    </style:style>
    <style:style style:name="P6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3" fo:font-size="10pt" fo:font-weight="bold" officeooo:rsid="00360652" officeooo:paragraph-rsid="00360652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, sans-serif1" fo:font-size="10pt" fo:font-weight="bold" officeooo:rsid="002f303c" officeooo:paragraph-rsid="0034339f" style:font-size-asian="10pt" style:font-weight-asian="bold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c6b6" officeooo:paragraph-rsid="0029c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2a08" officeooo:paragraph-rsid="00292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1982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4" style:family="paragraph" style:parent-style-name="Header">
      <style:paragraph-properties fo:line-height="115%"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rsid="003ac51b" officeooo:paragraph-rsid="003ac51b"/>
    </style:style>
    <style:style style:name="P75" style:family="paragraph" style:parent-style-name="Text_20_body" style:list-style-name="L2">
      <style:text-properties fo:color="#000000" loext:opacity="100%" style:font-name="Verdana" fo:font-size="14pt" style:font-name-complex="Verdana"/>
    </style:style>
    <style:style style:name="P76" style:family="paragraph" style:parent-style-name="Text_20_body" style:list-style-name="L3">
      <style:text-properties fo:color="#000000" loext:opacity="100%" style:font-name="Verdana" fo:font-size="14pt" style:font-name-complex="Verdana"/>
    </style:style>
    <style:style style:name="P77" style:family="paragraph" style:parent-style-name="Text_20_body" style:list-style-name="L4">
      <style:text-properties fo:color="#000000" loext:opacity="100%" style:font-name="Verdana" fo:font-size="14pt" style:font-name-complex="Verdana"/>
    </style:style>
    <style:style style:name="P78" style:family="paragraph" style:parent-style-name="Text_20_body">
      <style:paragraph-properties fo:margin-left="0.688cm" fo:margin-right="0cm" fo:text-indent="0cm" style:auto-text-indent="false"/>
      <style:text-properties fo:color="#000000" loext:opacity="100%" style:font-name="Verdana" fo:font-size="14pt" style:font-name-complex="Verdana"/>
    </style:style>
    <style:style style:name="P79" style:family="paragraph" style:parent-style-name="Text_20_body">
      <style:paragraph-properties fo:margin-left="0.635cm" fo:margin-right="0cm" fo:margin-top="0cm" fo:margin-bottom="1.011cm" style:contextual-spacing="false" fo:text-indent="0cm" style:auto-text-indent="false"/>
      <style:text-properties fo:color="#000000" loext:opacity="100%" style:font-name="Tahoma3" fo:font-size="14pt" style:font-name-complex="Verdana"/>
    </style:style>
    <style:style style:name="P8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2a08" officeooo:paragraph-rsid="00292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9c6b6" officeooo:paragraph-rsid="0029c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2fd03e" officeooo:paragraph-rsid="002fd0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ext_20_body" style:list-style-name="WW8Num17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 style:list-style-name="WW8Num17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 style:list-style-name="WW8Num17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3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liste_20_numero" style:list-style-name="" style:master-page-name="First_20_Page">
      <style:paragraph-properties fo:margin-left="0cm" fo:margin-right="0cm" fo:margin-top="0cm" fo:margin-bottom="1.101cm" style:contextual-spacing="false" fo:text-align="center" style:justify-single-word="false" fo:text-indent="0cm" style:auto-text-indent="false" style:page-number="auto">
        <style:tab-stops/>
      </style:paragraph-properties>
      <style:text-properties style:font-name="Verdana" fo:font-size="24pt" officeooo:rsid="00391d9a" officeooo:paragraph-rsid="00391d9a" style:font-size-asian="24pt" style:font-name-complex="Verdana" style:font-size-complex="24pt"/>
    </style:style>
    <style:style style:name="P89" style:family="paragraph" style:parent-style-name="liste_20_numero" style:list-style-name="">
      <style:paragraph-properties fo:margin-left="0.9cm" fo:margin-right="0cm" fo:margin-top="0cm" fo:margin-bottom="1.101cm" style:contextual-spacing="false" fo:text-align="center" style:justify-single-word="false" fo:text-indent="0cm" style:auto-text-indent="false">
        <style:tab-stops/>
      </style:paragraph-properties>
      <style:text-properties style:font-name="Verdana" fo:font-size="24pt" officeooo:rsid="0017130e" officeooo:paragraph-rsid="00391d9a" style:font-size-asian="24pt" style:font-name-complex="Verdana" style:font-size-complex="24pt"/>
    </style:style>
    <style:style style:name="P90" style:family="paragraph" style:parent-style-name="liste_20_numero" style:list-style-name="L1">
      <style:paragraph-properties fo:margin-left="0cm" fo:margin-right="0cm" fo:text-indent="-0.026cm" style:auto-text-indent="false">
        <style:tab-stops>
          <style:tab-stop style:position="0.714cm"/>
        </style:tab-stops>
      </style:paragraph-properties>
      <style:text-properties style:font-name="Verdana" fo:font-size="14pt" style:font-size-asian="14pt" style:font-name-complex="Verdana" style:font-size-complex="14pt"/>
    </style:style>
    <style:style style:name="P91" style:family="paragraph" style:parent-style-name="liste_20_numero" style:list-style-name="">
      <style:text-properties style:font-name="Verdana" style:font-name-complex="Verdan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3ac51b"/>
    </style:style>
    <style:style style:name="T3" style:family="text">
      <style:text-properties style:font-name="Tahoma3"/>
    </style:style>
    <style:style style:name="T4" style:family="text">
      <style:text-properties style:font-name="Tahoma3" fo:font-size="10pt"/>
    </style:style>
    <style:style style:name="T5" style:family="text">
      <style:text-properties style:font-name="Tahoma3" fo:font-size="10pt" fo:font-weight="bold"/>
    </style:style>
    <style:style style:name="T6" style:family="text">
      <style:text-properties style:font-name="Tahoma3" fo:font-size="10pt" fo:font-weight="bold" officeooo:rsid="002c29c1"/>
    </style:style>
    <style:style style:name="T7" style:family="text">
      <style:text-properties style:font-name="Tahoma3" fo:font-size="10pt" fo:font-weight="bold" officeooo:rsid="002f303c"/>
    </style:style>
    <style:style style:name="T8" style:family="text">
      <style:text-properties style:font-name="Tahoma3" fo:font-size="10pt" fo:font-weight="bold" officeooo:rsid="002fd03e"/>
    </style:style>
    <style:style style:name="T9" style:family="text">
      <style:text-properties style:font-name="Tahoma3" fo:font-size="10pt" fo:font-weight="bold" officeooo:rsid="00313486"/>
    </style:style>
    <style:style style:name="T10" style:family="text">
      <style:text-properties style:font-name="Tahoma3" fo:font-size="10pt" fo:font-weight="bold" officeooo:rsid="0032a551"/>
    </style:style>
    <style:style style:name="T11" style:family="text">
      <style:text-properties style:font-name="Tahoma3" fo:font-size="10pt" fo:font-weight="bold" officeooo:rsid="00340413"/>
    </style:style>
    <style:style style:name="T12" style:family="text">
      <style:text-properties style:font-name="Tahoma3" fo:font-size="10pt" fo:font-weight="bold" officeooo:rsid="0034339f"/>
    </style:style>
    <style:style style:name="T13" style:family="text">
      <style:text-properties style:font-name="Tahoma3" fo:font-size="10pt" officeooo:rsid="002c29c1"/>
    </style:style>
    <style:style style:name="T14" style:family="text">
      <style:text-properties style:font-name="Tahoma3" fo:font-size="10pt" officeooo:rsid="00313486"/>
    </style:style>
    <style:style style:name="T15" style:family="text">
      <style:text-properties style:font-name="Tahoma3" fo:font-size="10pt" officeooo:rsid="0032a551"/>
    </style:style>
    <style:style style:name="T16" style:family="text">
      <style:text-properties style:font-name="Tahoma3" officeooo:rsid="002fd03e"/>
    </style:style>
    <style:style style:name="T17" style:family="text">
      <style:text-properties fo:font-variant="normal" fo:text-transform="none" fo:color="#000000" loext:opacity="100%" fo:font-size="14pt"/>
    </style:style>
    <style:style style:name="T18" style:family="text">
      <style:text-properties fo:font-variant="normal" fo:text-transform="none" fo:color="#000000" loext:opacity="100%" fo:font-size="14pt" officeooo:rsid="003c2c0c"/>
    </style:style>
    <style:style style:name="T19" style:family="text">
      <style:text-properties fo:color="#000000" loext:opacity="100%" fo:font-size="14pt"/>
    </style:style>
    <style:style style:name="T20" style:family="text">
      <style:text-properties fo:color="#000000" loext:opacity="100%" fo:font-size="14pt" officeooo:rsid="003c2c0c"/>
    </style:style>
    <style:style style:name="T21" style:family="text">
      <style:text-properties fo:color="#000000" loext:opacity="100%" style:font-name="Tahoma, sans-serif" fo:font-size="10pt" fo:font-weight="bold" style:font-size-asian="10pt" style:font-weight-asian="bold" style:font-weight-complex="bold"/>
    </style:style>
    <style:style style:name="T22" style:family="text">
      <style:text-properties fo:color="#000000" loext:opacity="100%" style:font-name="Tahoma, sans-serif1" fo:font-size="10pt" fo:font-weight="bold" style:font-size-asian="10pt" style:font-weight-asian="bold" style:font-weight-complex="bold"/>
    </style:style>
    <style:style style:name="T23" style:family="text">
      <style:text-properties officeooo:rsid="0008ac95"/>
    </style:style>
    <style:style style:name="T24" style:family="text">
      <style:text-properties officeooo:rsid="000bc6e3"/>
    </style:style>
    <style:style style:name="T25" style:family="text">
      <style:text-properties officeooo:rsid="0017130e"/>
    </style:style>
    <style:style style:name="T26" style:family="text">
      <style:text-properties officeooo:rsid="002dfdab"/>
    </style:style>
    <style:style style:name="T27" style:family="text">
      <style:text-properties officeooo:rsid="002fd03e"/>
    </style:style>
    <style:style style:name="T28" style:family="text">
      <style:text-properties officeooo:rsid="00313486"/>
    </style:style>
    <style:style style:name="T29" style:family="text">
      <style:text-properties officeooo:rsid="0032f8ef"/>
    </style:style>
    <style:style style:name="T30" style:family="text">
      <style:text-properties officeooo:rsid="00340413"/>
    </style:style>
    <style:style style:name="T31" style:family="text">
      <style:text-properties officeooo:rsid="00360652"/>
    </style:style>
    <style:style style:name="T32" style:family="text">
      <style:text-properties style:font-name="Tahoma, sans-serif1" fo:font-size="10pt" fo:font-weight="bold" style:font-size-asian="10pt" style:font-weight-asian="bold"/>
    </style:style>
    <style:style style:name="T33" style:family="text">
      <style:text-properties style:font-name="Tahoma, sans-serif" fo:font-size="10pt" fo:font-weight="bold" style:font-size-asian="10pt" style:font-weight-asian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APTITUDES PERSONNELLES</text:p>
      <text:p text:style-name="P89">Synthèse <text:s/><text:span text:style-name="T2">à compléter en fin de séance</text:span></text:p>
      <text:list xml:id="list1528346061" text:style-name="L1">
        <text:list-item>
          <text:p text:style-name="P90"><text:s/><text:span text:style-name="T25">Comment je me perçois ?</text:span></text:p>
        </text:list-item>
      </text:list>
      <text:p text:style-name="P91"/>
      <text:list xml:id="list3525263417" text:style-name="L2">
        <text:list-item>
          <text:p text:style-name="P75">Mes principaux points forts</text:p>
        </text:list-item>
      </text:list>
      <text:p text:style-name="P54">1)<text:tab/><text:tab/><text:tab/><text:tab/><text:tab/><text:tab/><text:tab/><text:tab/>4)</text:p>
      <text:p text:style-name="P54">2)<text:tab/><text:tab/><text:tab/><text:tab/><text:tab/><text:tab/><text:tab/><text:tab/>5)</text:p>
      <text:p text:style-name="P54">3)<text:tab/><text:tab/><text:tab/><text:tab/><text:tab/><text:tab/><text:tab/><text:tab/>6)</text:p>
      <text:list xml:id="list2776066432" text:style-name="L3">
        <text:list-item>
          <text:p text:style-name="P76">Mes principaux points faibles</text:p>
        </text:list-item>
      </text:list>
      <text:p text:style-name="P54">1)<text:tab/><text:tab/><text:tab/><text:tab/><text:tab/><text:tab/><text:tab/><text:tab/>4)</text:p>
      <text:p text:style-name="P54">2)<text:tab/><text:tab/><text:tab/><text:tab/><text:tab/><text:tab/><text:tab/><text:tab/>5)</text:p>
      <text:p text:style-name="P79">3)<text:tab/><text:tab/><text:tab/><text:tab/><text:tab/><text:tab/><text:tab/><text:tab/>6)</text:p>
      <text:p text:style-name="P55"><text:span text:style-name="T20">2</text:span><text:span text:style-name="T19">.</text:span><text:span text:style-name="T17"> </text:span><text:span text:style-name="T18">Axes de progression</text:span></text:p>
      <text:p text:style-name="P52"/>
      <text:list xml:id="list1769548003" text:style-name="L4">
        <text:list-item>
          <text:p text:style-name="P77">Mes axes de progression possibles, <text:span text:style-name="T24">quels sont-ils, comment en parler lors d'un entretien <text:line-break/>et comment progresser ?</text:span></text:p>
        </text:list-item>
      </text:list>
      <text:p text:style-name="P53">1)<text:tab/><text:tab/><text:tab/><text:tab/><text:tab/><text:tab/><text:tab/><text:tab/>4)</text:p>
      <text:p text:style-name="P53">2)<text:tab/><text:tab/><text:tab/><text:tab/><text:tab/><text:tab/><text:tab/><text:tab/>5)</text:p>
      <text:p text:style-name="P53">3)<text:tab/><text:tab/><text:tab/><text:tab/><text:tab/><text:tab/><text:tab/><text:tab/>6)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2641906336656">
          <table:table-cell table:style-name="Tableau2.A1" office:value-type="string">
            <text:p text:style-name="P87"/>
          </table:table-cell>
          <table:table-cell table:style-name="Tableau2.B1" table:number-columns-spanned="6" office:value-type="string">
            <text:p text:style-name="P68">COMMUN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06329456">
          <table:table-cell table:style-name="Tableau2.A1" office:value-type="string">
            <text:p text:style-name="P87"/>
          </table:table-cell>
          <table:table-cell table:style-name="Tableau2.B2" table:number-columns-spanned="3" office:value-type="string">
            <text:p text:style-name="P14">SELON MOI</text:p>
          </table:table-cell>
          <table:covered-table-cell/>
          <table:covered-table-cell/>
          <table:table-cell table:style-name="Tableau2.E2" table:number-columns-spanned="3" office:value-type="string">
            <text:p text:style-name="P14">SELON MES PROCHES</text:p>
          </table:table-cell>
          <table:covered-table-cell/>
          <table:covered-table-cell/>
        </table:table-row>
        <table:table-row table:style-name="TableLine2641906330608">
          <table:table-cell table:style-name="Tableau2.A3" office:value-type="string">
            <text:p text:style-name="P15">Capacité </text:p>
          </table:table-cell>
          <table:table-cell table:style-name="Tableau2.B3" table:number-columns-spanned="2" office:value-type="string">
            <text:p text:style-name="P28">+/-</text:p>
          </table:table-cell>
          <table:covered-table-cell/>
          <table:table-cell table:style-name="Tableau2.B3" office:value-type="string">
            <text:p text:style-name="P29"><text:span text:style-name="T23">J</text:span>ustification <text:span text:style-name="T23">des points pertinents</text:span></text:p>
          </table:table-cell>
          <table:table-cell table:style-name="Tableau2.E3" table:number-columns-spanned="2" office:value-type="string">
            <text:p text:style-name="P11">+/-</text:p>
          </table:table-cell>
          <table:covered-table-cell/>
          <table:table-cell table:style-name="Tableau2.G3" office:value-type="string">
            <text:p text:style-name="P28">Justification <text:span text:style-name="T23">des points pertinents</text:span></text:p>
          </table:table-cell>
        </table:table-row>
        <table:table-row table:style-name="Tableau2.4">
          <table:table-cell table:style-name="Tableau2.A4" office:value-type="string">
            <text:p text:style-name="P81">Aisance à l’oral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1">Aisance rédactionnelle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67">Facilité de contact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1">Esprit de synthèse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2">Sens de l’écoute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2">Tact, diplomatie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2">Clarté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2">Pédagogie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3">Bonne humeur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  <table:table-row table:style-name="Tableau2.4">
          <table:table-cell table:style-name="Tableau2.A4" office:value-type="string">
            <text:p text:style-name="P82">Spontané<text:span text:style-name="T27">ité</text:span></text:p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B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E3" office:value-type="string">
            <text:p text:style-name="P8"/>
          </table:table-cell>
          <table:table-cell table:style-name="Tableau2.G3" office:value-type="string">
            <text:p text:style-name="P8"/>
          </table:table-cell>
        </table:table-row>
      </table:table>
      <text:p text:style-name="Standard"/>
      <text:p text:style-name="Standard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641906323696">
          <table:table-cell table:style-name="Tableau3.A1" office:value-type="string">
            <text:list xml:id="list385312958" text:style-name="WW8Num17">
              <text:list-item>
                <text:p text:style-name="P84"/>
              </text:list-item>
            </text:list>
          </table:table-cell>
          <table:table-cell table:style-name="Tableau3.B1" table:number-columns-spanned="6" office:value-type="string">
            <text:p text:style-name="P20">ORGANIS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10992864">
          <table:table-cell table:style-name="Tableau3.A1" office:value-type="string">
            <text:list xml:id="list105458204958859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3.B2" table:number-columns-spanned="3" office:value-type="string">
            <text:p text:style-name="P14">SELON MOI</text:p>
          </table:table-cell>
          <table:covered-table-cell/>
          <table:covered-table-cell/>
          <table:table-cell table:style-name="Tableau3.E2" table:number-columns-spanned="3" office:value-type="string">
            <text:p text:style-name="P14">SELON MES PROCHES</text:p>
          </table:table-cell>
          <table:covered-table-cell/>
          <table:covered-table-cell/>
        </table:table-row>
        <table:table-row table:style-name="TableLine2641911002080">
          <table:table-cell table:style-name="Tableau3.A3" office:value-type="string">
            <text:p text:style-name="P15"><text:span text:style-name="T3">Capacité</text:span> </text:p>
          </table:table-cell>
          <table:table-cell table:style-name="Tableau3.B3" table:number-columns-spanned="2" office:value-type="string">
            <text:p text:style-name="P28">+/-</text:p>
          </table:table-cell>
          <table:covered-table-cell/>
          <table:table-cell table:style-name="Tableau3.B3" office:value-type="string">
            <text:p text:style-name="P29"><text:span text:style-name="T23">J</text:span>ustification <text:span text:style-name="T23">des points pertinents</text:span></text:p>
          </table:table-cell>
          <table:table-cell table:style-name="Tableau3.E3" table:number-columns-spanned="2" office:value-type="string">
            <text:p text:style-name="P11">+/-</text:p>
          </table:table-cell>
          <table:covered-table-cell/>
          <table:table-cell table:style-name="Tableau3.G3" office:value-type="string">
            <text:p text:style-name="P30"><text:span text:style-name="T23">J</text:span>ustification <text:span text:style-name="T23">des points pertinents</text:span></text:p>
          </table:table-cell>
        </table:table-row>
        <table:table-row table:style-name="Tableau3.4">
          <table:table-cell table:style-name="Tableau3.A4" office:value-type="string">
            <text:p text:style-name="P57">Organis<text:span text:style-name="T27">ation</text:span>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36"><text:span text:style-name="T3">Rig</text:span><text:span text:style-name="T16">ueur</text:span>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</text:p>
            <text:p text:style-name="P8">…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58">Conscienci<text:span text:style-name="T28">os</text:span><text:span text:style-name="T27">ité</text:span>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3"><text:span text:style-name="T6">Attenti</text:span><text:span text:style-name="T9">on</text:span><text:span text:style-name="T6">, </text:span><text:span text:style-name="T8">concentr</text:span><text:span text:style-name="T9">ation</text:span>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40">Sens du détail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62">Méthode, discipline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41">Logique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15"><text:span text:style-name="T14">Sens des priorités</text:span><text:span text:style-name="T3"> </text:span>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3.4">
          <table:table-cell table:style-name="Tableau3.A4" office:value-type="string">
            <text:p text:style-name="P41">Sens du timing</text:p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/>
          </table:table-cell>
          <table:table-cell table:style-name="Tableau3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3.E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</table:table>
      <text:p text:style-name="Standard"/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641911000928">
          <table:table-cell table:style-name="Tableau4.A1" office:value-type="string">
            <text:list xml:id="list105458891530277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4.B1" table:number-columns-spanned="6" office:value-type="string">
            <text:p text:style-name="P21">ATTITUD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10999200">
          <table:table-cell table:style-name="Tableau4.A1" office:value-type="string">
            <text:list xml:id="list105458545602861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4.B2" table:number-columns-spanned="3" office:value-type="string">
            <text:p text:style-name="P14">SELON MOI</text:p>
          </table:table-cell>
          <table:covered-table-cell/>
          <table:covered-table-cell/>
          <table:table-cell table:style-name="Tableau4.E2" table:number-columns-spanned="3" office:value-type="string">
            <text:p text:style-name="P14">SELON MES PROCHES</text:p>
          </table:table-cell>
          <table:covered-table-cell/>
          <table:covered-table-cell/>
        </table:table-row>
        <table:table-row table:style-name="TableLine2641910995744">
          <table:table-cell table:style-name="Tableau4.A3" office:value-type="string">
            <text:p text:style-name="P15"><text:span text:style-name="T3">Capacité</text:span> </text:p>
          </table:table-cell>
          <table:table-cell table:style-name="Tableau4.B3" table:number-columns-spanned="2" office:value-type="string">
            <text:p text:style-name="P28">+/-</text:p>
          </table:table-cell>
          <table:covered-table-cell/>
          <table:table-cell table:style-name="Tableau4.B3" office:value-type="string">
            <text:p text:style-name="P31"><text:span text:style-name="T23">J</text:span>ustification <text:span text:style-name="T23">des points pertinents</text:span></text:p>
          </table:table-cell>
          <table:table-cell table:style-name="Tableau4.E3" table:number-columns-spanned="2" office:value-type="string">
            <text:p text:style-name="P11">+/-</text:p>
          </table:table-cell>
          <table:covered-table-cell/>
          <table:table-cell table:style-name="Tableau4.G3" office:value-type="string">
            <text:p text:style-name="P31"><text:span text:style-name="T23">J</text:span>ustification <text:span text:style-name="T23">des points pertinents</text:span></text:p>
          </table:table-cell>
        </table:table-row>
        <table:table-row table:style-name="Tableau4.4">
          <table:table-cell table:style-name="Tableau4.A4" office:value-type="string">
            <text:p text:style-name="P62">Implication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25"><text:span text:style-name="T13">C</text:span><text:span text:style-name="T4">alme</text:span>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</text:p>
            <text:p text:style-name="P8">…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62">Curiosité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3"><text:span text:style-name="T9">Sérieux</text:span><text:span text:style-name="T3"> </text:span>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46">Dynamisme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3"><text:span text:style-name="T5">Persévérance, ténacité</text:span><text:span text:style-name="T3"> </text:span>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44">Autonomie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42">Attention à autrui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39">Facilité d’adaptation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4.4">
          <table:table-cell table:style-name="Tableau4.A4" office:value-type="string">
            <text:p text:style-name="P39">Patience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ext:soft-page-break/>
        <table:table-row table:style-name="Tableau4.4">
          <table:table-cell table:style-name="Tableau4.A4" office:value-type="string">
            <text:p text:style-name="P47">Capacité à se remettre en question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/>
          </table:table-cell>
        </table:table-row>
        <table:table-row table:style-name="Tableau4.4">
          <table:table-cell table:style-name="Tableau4.A4" office:value-type="string">
            <text:p text:style-name="P47">Capacité à rebondir après un problème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/>
          </table:table-cell>
        </table:table-row>
        <table:table-row table:style-name="Tableau4.4">
          <table:table-cell table:style-name="Tableau4.A4" office:value-type="string">
            <text:p text:style-name="P47">Facilité à accepter des points de vue différents</text:p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B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E3" office:value-type="string">
            <text:p text:style-name="P8"/>
          </table:table-cell>
          <table:table-cell table:style-name="Tableau4.G3" office:value-type="string">
            <text:p text:style-name="P8"/>
          </table:table-cell>
        </table:table-row>
      </table:table>
      <text:p text:style-name="Standard"/>
      <text:p text:style-name="P5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2641910988544">
          <table:table-cell table:style-name="Tableau5.A1" office:value-type="string">
            <text:list xml:id="list105457354637674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5.B1" table:number-columns-spanned="6" office:value-type="string">
            <text:p text:style-name="P22">CR<text:span text:style-name="T26">E</text:span>ATIVI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10985376">
          <table:table-cell table:style-name="Tableau5.A1" office:value-type="string">
            <text:list xml:id="list105458799604775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5.B2" table:number-columns-spanned="3" office:value-type="string">
            <text:p text:style-name="P14">SELON MOI</text:p>
          </table:table-cell>
          <table:covered-table-cell/>
          <table:covered-table-cell/>
          <table:table-cell table:style-name="Tableau5.E2" table:number-columns-spanned="3" office:value-type="string">
            <text:p text:style-name="P14">SELON MES PROCHES</text:p>
          </table:table-cell>
          <table:covered-table-cell/>
          <table:covered-table-cell/>
        </table:table-row>
        <table:table-row table:style-name="Tableau5.3">
          <table:table-cell table:style-name="Tableau5.A3" office:value-type="string">
            <text:p text:style-name="P15"><text:span text:style-name="T3">Capacité</text:span> </text:p>
          </table:table-cell>
          <table:table-cell table:style-name="Tableau5.B3" table:number-columns-spanned="2" office:value-type="string">
            <text:p text:style-name="P28">+/-</text:p>
          </table:table-cell>
          <table:covered-table-cell/>
          <table:table-cell table:style-name="Tableau5.B3" office:value-type="string">
            <text:p text:style-name="P32"><text:span text:style-name="T23">J</text:span>ustification <text:span text:style-name="T23">des points pertinents</text:span></text:p>
          </table:table-cell>
          <table:table-cell table:style-name="Tableau5.E3" table:number-columns-spanned="2" office:value-type="string">
            <text:p text:style-name="P11">+/-</text:p>
          </table:table-cell>
          <table:covered-table-cell/>
          <table:table-cell table:style-name="Tableau5.G3" office:value-type="string">
            <text:p text:style-name="P32"><text:span text:style-name="T23">J</text:span>ustification <text:span text:style-name="T23">des points pertinents</text:span></text:p>
          </table:table-cell>
        </table:table-row>
        <table:table-row table:style-name="Tableau5.4">
          <table:table-cell table:style-name="Tableau5.A4" office:value-type="string">
            <text:p text:style-name="P42">Créativité</text:p>
          </table:table-cell>
          <table:table-cell table:style-name="Tableau5.B4" office:value-type="string">
            <text:p text:style-name="P8"/>
          </table:table-cell>
          <table:table-cell table:style-name="Tableau5.C4" office:value-type="string">
            <text:p text:style-name="P8"/>
          </table:table-cell>
          <table:table-cell table:style-name="Tableau5.B3" office:value-type="string">
            <text:p text:style-name="P8">….............................................................................</text:p>
            <text:p text:style-name="P8">…..............................................................................................................................................................</text:p>
          </table:table-cell>
          <table:table-cell table:style-name="Tableau5.E4" office:value-type="string">
            <text:p text:style-name="P8"/>
          </table:table-cell>
          <table:table-cell table:style-name="Tableau5.F4" office:value-type="string">
            <text:p text:style-name="P8"/>
          </table:table-cell>
          <table:table-cell table:style-name="Tableau5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63">Innovation</text:p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5.E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59"><text:span text:style-name="T5">Inspir</text:span><text:span text:style-name="T10">ation</text:span></text:p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5.E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42">Intuition</text:p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5.E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24"><text:span text:style-name="T4">Original</text:span><text:span text:style-name="T15">ité</text:span></text:p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5.E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24"><text:span text:style-name="T4">Authenti</text:span><text:span text:style-name="T15">cité</text:span></text:p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5.E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5.4">
          <table:table-cell table:style-name="Tableau5.A4" office:value-type="string">
            <text:p text:style-name="P48">Sens esthétique</text:p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B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E3" office:value-type="string">
            <text:p text:style-name="P8"/>
          </table:table-cell>
          <table:table-cell table:style-name="Tableau5.G3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Line2641910980480">
          <table:table-cell table:style-name="Tableau6.A1" office:value-type="string">
            <text:list xml:id="list105457973304198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6.B1" table:number-columns-spanned="6" office:value-type="string">
            <text:p text:style-name="P23">ENTREPRENEUR<text:span text:style-name="T29">IA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10979904">
          <table:table-cell table:style-name="Tableau6.A1" office:value-type="string">
            <text:list xml:id="list105457539882140" text:continue-numbering="true" text:style-name="WW8Num17">
              <text:list-item>
                <text:p text:style-name="P84"/>
              </text:list-item>
            </text:list>
          </table:table-cell>
          <table:table-cell table:style-name="Tableau6.B2" table:number-columns-spanned="3" office:value-type="string">
            <text:p text:style-name="P14">SELON MOI</text:p>
          </table:table-cell>
          <table:covered-table-cell/>
          <table:covered-table-cell/>
          <table:table-cell table:style-name="Tableau6.E2" table:number-columns-spanned="3" office:value-type="string">
            <text:p text:style-name="P14">SELON MES PROCHES</text:p>
          </table:table-cell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15"><text:span text:style-name="T3">Capacité</text:span> </text:p>
          </table:table-cell>
          <table:table-cell table:style-name="Tableau6.B3" table:number-columns-spanned="2" office:value-type="string">
            <text:p text:style-name="P28">+/-</text:p>
          </table:table-cell>
          <table:covered-table-cell/>
          <table:table-cell table:style-name="Tableau6.B3" office:value-type="string">
            <text:p text:style-name="P33"><text:span text:style-name="T23">J</text:span>ustification <text:span text:style-name="T23">des points pertinents</text:span></text:p>
          </table:table-cell>
          <table:table-cell table:style-name="Tableau6.E3" table:number-columns-spanned="2" office:value-type="string">
            <text:p text:style-name="P11">+/-</text:p>
          </table:table-cell>
          <table:covered-table-cell/>
          <table:table-cell table:style-name="Tableau6.G3" office:value-type="string">
            <text:p text:style-name="P33"><text:span text:style-name="T23">J</text:span>ustification <text:span text:style-name="T23">des points pertinents</text:span></text:p>
          </table:table-cell>
        </table:table-row>
        <table:table-row table:style-name="Tableau6.4">
          <table:table-cell table:style-name="Tableau6.A4" office:value-type="string">
            <text:p text:style-name="P3"><text:span text:style-name="T5">Ambiti</text:span><text:span text:style-name="T11">on</text:span></text:p>
          </table:table-cell>
          <table:table-cell table:style-name="Tableau6.B4" office:value-type="string">
            <text:p text:style-name="P8"/>
          </table:table-cell>
          <table:table-cell table:style-name="Tableau6.C4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4" office:value-type="string">
            <text:p text:style-name="P8"/>
          </table:table-cell>
          <table:table-cell table:style-name="Tableau6.F4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3"><text:span text:style-name="T7">Sens des responsabilités</text:span><text:span text:style-name="T3"> </text:span>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38">Volont<text:span text:style-name="T30">é, </text:span><text:span text:style-name="T31">ténacité</text:span>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65">Esprit d’initiative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43">Goût du challenge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43">Rallier des personnes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43">Discernement, <text:line-break/>détection des problèmes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38">Ouvert<text:span text:style-name="T30">ure</text:span> d’esprit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6.4">
          <table:table-cell table:style-name="Tableau6.A4" office:value-type="string">
            <text:p text:style-name="P49">Sens critique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/>
          </table:table-cell>
        </table:table-row>
        <table:table-row table:style-name="Tableau6.4">
          <table:table-cell table:style-name="Tableau6.A4" office:value-type="string">
            <text:p text:style-name="P49">Résistance au stress</text:p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B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E3" office:value-type="string">
            <text:p text:style-name="P8"/>
          </table:table-cell>
          <table:table-cell table:style-name="Tableau6.G3" office:value-type="string">
            <text:p text:style-name="P8"/>
          </table:table-cell>
        </table:table-row>
      </table:table>
      <text:p text:style-name="Standard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Line2641911459440">
          <table:table-cell table:style-name="Tableau1.A1" office:value-type="string">
            <text:list xml:id="list105458703545985" text:continue-numbering="true" text:style-name="WW8Num17">
              <text:list-item>
                <text:p text:style-name="P85"/>
              </text:list-item>
            </text:list>
          </table:table-cell>
          <table:table-cell table:style-name="Tableau1.B1" table:number-columns-spanned="6" office:value-type="string">
            <text:p text:style-name="P26">LEADERSHI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11463472">
          <table:table-cell table:style-name="Tableau1.A1" office:value-type="string">
            <text:list xml:id="list105457234339474" text:continue-numbering="true" text:style-name="WW8Num17">
              <text:list-item>
                <text:p text:style-name="P85"/>
              </text:list-item>
            </text:list>
          </table:table-cell>
          <table:table-cell table:style-name="Tableau1.B2" table:number-columns-spanned="3" office:value-type="string">
            <text:p text:style-name="P16">SELON MOI</text:p>
          </table:table-cell>
          <table:covered-table-cell/>
          <table:covered-table-cell/>
          <table:table-cell table:style-name="Tableau1.E2" table:number-columns-spanned="3" office:value-type="string">
            <text:p text:style-name="P16">SELON MES PROCHES</text:p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7"><text:span text:style-name="T3">Capacité</text:span> </text:p>
          </table:table-cell>
          <table:table-cell table:style-name="Tableau1.B3" table:number-columns-spanned="2" office:value-type="string">
            <text:p text:style-name="P34">+/-</text:p>
          </table:table-cell>
          <table:covered-table-cell/>
          <table:table-cell table:style-name="Tableau1.B3" office:value-type="string">
            <text:p text:style-name="P34"><text:span text:style-name="T23">J</text:span>ustification <text:span text:style-name="T23">des points pertinents</text:span></text:p>
          </table:table-cell>
          <table:table-cell table:style-name="Tableau1.E3" table:number-columns-spanned="2" office:value-type="string">
            <text:p text:style-name="P12">+/-</text:p>
          </table:table-cell>
          <table:covered-table-cell/>
          <table:table-cell table:style-name="Tableau1.G3" office:value-type="string">
            <text:p text:style-name="P34"><text:span text:style-name="T23">J</text:span>ustification <text:span text:style-name="T23">des points pertinents</text:span></text:p>
          </table:table-cell>
        </table:table-row>
        <table:table-row table:style-name="Tableau1.4">
          <table:table-cell table:style-name="Tableau1.A4" office:value-type="string">
            <text:p text:style-name="P64">Esprit d’équipe</text:p>
          </table:table-cell>
          <table:table-cell table:style-name="Tableau1.B4" office:value-type="string">
            <text:p text:style-name="P9"/>
          </table:table-cell>
          <table:table-cell table:style-name="Tableau1.C4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4" office:value-type="string">
            <text:p text:style-name="P9"/>
          </table:table-cell>
          <table:table-cell table:style-name="Tableau1.F4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6"><text:span text:style-name="T12">Détermination</text:span><text:span text:style-name="T3"> </text:span>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37">Digne de confiance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64">Efficacité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37">Pragmatisme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51">Autorité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39">Persuasion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37">Sens humain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1.4">
          <table:table-cell table:style-name="Tableau1.A4" office:value-type="string">
            <text:p text:style-name="P39">Maîtrise de soi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47">Esprit de décision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G3" office:value-type="string">
            <text:p text:style-name="P9"/>
          </table:table-cell>
        </table:table-row>
      </table:table>
      <text:p text:style-name="P60"><text:soft-page-break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Line2641911468656">
          <table:table-cell table:style-name="Tableau7.A1" office:value-type="string">
            <text:list xml:id="list105457751549262" text:continue-numbering="true" text:style-name="WW8Num17">
              <text:list-item>
                <text:p text:style-name="P86"/>
              </text:list-item>
            </text:list>
          </table:table-cell>
          <table:table-cell table:style-name="Tableau7.B1" table:number-columns-spanned="6" office:value-type="string">
            <text:p text:style-name="P27">REFLEX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1911462032">
          <table:table-cell table:style-name="Tableau7.A1" office:value-type="string">
            <text:list xml:id="list105458896048509" text:continue-numbering="true" text:style-name="WW8Num17">
              <text:list-item>
                <text:p text:style-name="P86"/>
              </text:list-item>
            </text:list>
          </table:table-cell>
          <table:table-cell table:style-name="Tableau7.B2" table:number-columns-spanned="3" office:value-type="string">
            <text:p text:style-name="P18">SELON MOI</text:p>
          </table:table-cell>
          <table:covered-table-cell/>
          <table:covered-table-cell/>
          <table:table-cell table:style-name="Tableau7.E2" table:number-columns-spanned="3" office:value-type="string">
            <text:p text:style-name="P18">SELON MES PROCHES</text:p>
          </table:table-cell>
          <table:covered-table-cell/>
          <table:covered-table-cell/>
        </table:table-row>
        <table:table-row table:style-name="Tableau7.3">
          <table:table-cell table:style-name="Tableau7.A3" office:value-type="string">
            <text:p text:style-name="P19"><text:span text:style-name="T3">Capacité</text:span> </text:p>
          </table:table-cell>
          <table:table-cell table:style-name="Tableau7.B3" table:number-columns-spanned="2" office:value-type="string">
            <text:p text:style-name="P35">+/-</text:p>
          </table:table-cell>
          <table:covered-table-cell/>
          <table:table-cell table:style-name="Tableau7.B3" office:value-type="string">
            <text:p text:style-name="P35"><text:span text:style-name="T23">J</text:span>ustification <text:span text:style-name="T23">des points pertinents</text:span></text:p>
          </table:table-cell>
          <table:table-cell table:style-name="Tableau7.E3" table:number-columns-spanned="2" office:value-type="string">
            <text:p text:style-name="P13">+/-</text:p>
          </table:table-cell>
          <table:covered-table-cell/>
          <table:table-cell table:style-name="Tableau7.G3" office:value-type="string">
            <text:p text:style-name="P35"><text:span text:style-name="T23">J</text:span>ustification <text:span text:style-name="T23">des points pertinents</text:span></text:p>
          </table:table-cell>
        </table:table-row>
        <table:table-row table:style-name="Tableau7.4">
          <table:table-cell table:style-name="Tableau7.A4" office:value-type="string">
            <text:p text:style-name="P4"><text:span text:style-name="T21">Capacit</text:span><text:span text:style-name="T22">é d'abstraction</text:span><text:line-break/><text:span text:style-name="T22">(concepts théoriques)</text:span></text:p>
          </table:table-cell>
          <table:table-cell table:style-name="Tableau7.B4" office:value-type="string">
            <text:p text:style-name="P10"/>
          </table:table-cell>
          <table:table-cell table:style-name="Tableau7.C4" office:value-type="string">
            <text:p text:style-name="P10"/>
          </table:table-cell>
          <table:table-cell table:style-name="Tableau7.B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7.E4" office:value-type="string">
            <text:p text:style-name="P10"/>
          </table:table-cell>
          <table:table-cell table:style-name="Tableau7.F4" office:value-type="string">
            <text:p text:style-name="P10"/>
          </table:table-cell>
          <table:table-cell table:style-name="Tableau7.G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5"><text:span text:style-name="T3"><text:s/></text:span><text:span text:style-name="T33">M</text:span><text:span text:style-name="T32">émoire</text:span></text:p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7.E3" office:value-type="string">
            <text:p text:style-name="P10"/>
          </table:table-cell>
          <table:table-cell table:style-name="Tableau7.E3" office:value-type="string">
            <text:p text:style-name="P10"/>
          </table:table-cell>
          <table:table-cell table:style-name="Tableau7.G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50">Esprit d’analyse</text:p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7.E3" office:value-type="string">
            <text:p text:style-name="P10"/>
          </table:table-cell>
          <table:table-cell table:style-name="Tableau7.E3" office:value-type="string">
            <text:p text:style-name="P10"/>
          </table:table-cell>
          <table:table-cell table:style-name="Tableau7.G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66">Rapidité</text:p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style-name="Tableau7.E3" office:value-type="string">
            <text:p text:style-name="P10"/>
          </table:table-cell>
          <table:table-cell table:style-name="Tableau7.E3" office:value-type="string">
            <text:p text:style-name="P10"/>
          </table:table-cell>
          <table:table-cell table:style-name="Tableau7.G3" office:value-type="string">
            <text:p text:style-name="P10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</table:table-row>
        <table:table-row table:style-name="Tableau7.4">
          <table:table-cell table:style-name="Tableau7.A4" office:value-type="string">
            <text:p text:style-name="P45">Capacité d’observation</text:p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/>
          </table:table-cell>
          <table:table-cell table:style-name="Tableau7.B3" office:value-type="string">
            <text:p text:style-name="P10"/>
          </table:table-cell>
          <table:table-cell table:style-name="Tableau7.E3" office:value-type="string">
            <text:p text:style-name="P10"/>
          </table:table-cell>
          <table:table-cell table:style-name="Tableau7.E3" office:value-type="string">
            <text:p text:style-name="P10"/>
          </table:table-cell>
          <table:table-cell table:style-name="Tableau7.G3" office:value-type="string">
            <text:p text:style-name="P10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, sans-serif" svg:font-family="'Tahoma, sans-serif'"/>
    <style:font-face style:name="Tahoma, sans-serif1" svg:font-family="'Tahoma, sans-serif'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, sans-serif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loext:opacity="100%" style:font-name="Tahoma1" fo:font-family="Tahoma" style:font-family-generic="swiss" style:font-pitch="variable" fo:font-weight="bold" style:font-weight-asian="bold" style:font-name-complex="Tahoma1" style:font-family-complex="Tahom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liste_20_numero" style:display-name="liste numero" style:family="paragraph" style:parent-style-name="Standard" style:list-style-name="WW8Num17">
      <style:paragraph-properties fo:margin-left="0.751cm" fo:margin-right="0cm" fo:text-indent="-0.751cm" style:auto-text-indent="false"/>
      <style:text-properties fo:color="#000000" loext:opacity="100%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Table" style:display-name="Normal Table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Pied_20_de_20_page_20_Car" style:display-name="Pied de page Car" style:family="text" style:parent-style-name="Police_20_par_20_défaut"/>
    <style:style style:name="liste_20_numero_20_Car" style:display-name="liste numero Car" style:family="text" style:parent-style-name="Police_20_par_20_défaut">
      <style:text-properties fo:color="#000000" loext:opacity="100%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Star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9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2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3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.113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15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4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line-height="115%"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rsid="003ac51b" officeooo:paragraph-rsid="003ac51b"/>
    </style:style>
    <style:style style:name="MP4" style:family="paragraph" style:parent-style-name="Header">
      <style:paragraph-properties>
        <style:tab-stops>
          <style:tab-stop style:position="0.25cm" style:type="right"/>
          <style:tab-stop style:position="2.501cm"/>
          <style:tab-stop style:position="16.002cm" style:type="right"/>
        </style:tab-stops>
      </style:paragraph-properties>
      <style:text-properties officeooo:paragraph-rsid="003ac51b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3ac51b"/>
    </style:style>
    <style:page-layout style:name="Mpm1">
      <style:page-layout-properties fo:page-width="29.7cm" fo:page-height="21.001cm" style:num-format="1" style:print-orientation="landscape" fo:margin-top="0.6cm" fo:margin-bottom="0.776cm" fo:margin-left="1cm" fo:margin-right="1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25cm" fo:margin-left="0cm" fo:margin-right="0cm" fo:margin-top="0.626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6cm" fo:margin-bottom="0.776cm" fo:margin-left="1cm" fo:margin-right="1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725cm" fo:margin-left="0cm" fo:margin-right="0cm" fo:margin-top="0.62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draw:style-name="Mdp1" style:next-style-name="page_20_8">
      <style:header>
        <text:p text:style-name="Header">Nom/Prénom :<text:tab/><text:tab/><text:tab/>Date : </text:p>
      </style:header>
      <style:footer>
        <text:p text:style-name="MP1">Département Informatique – IUT de Lannion</text:p>
        <text:p text:style-name="MP1"><text:date style:data-style-name="N30" text:date-value="2023-12-11T10:54:56.973999752">11/12/2023</text:date></text:p>
        <text:p text:style-name="MP2"><text:span text:style-name="Page_20_Number"><text:span text:style-name="MT1"><text:page-number text:select-page="current">2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IUT LANNION<text:tab/><text:tab/><text:tab/><text:tab/><text:tab/><text:tab/><text:tab/><text:tab/><text:tab/><text:tab/> R1.12 PPP <text:s/></text:p>
        <text:p text:style-name="MP4"><text:span text:style-name="MT2">DEPARTEMENT INFORMATIQUE</text:span> <text:s text:c="295"/></text:p>
      </style:header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 draw:style-name="Mdp1"/>
    <style:master-page style:name="portrait" style:page-layout-name="Mpm1" draw:style-name="Mdp1">
      <style:header>
        <text:p text:style-name="Header">Nom/Prénom :<text:tab/><text:tab/><text:tab/><text:tab/><text:tab/><text:tab/><text:tab/><text:tab/><text:tab/>Date : </text:p>
      </style:header>
      <style:footer>
        <text:p text:style-name="MP1">Département Informatique – IUT de Lannion</text:p>
        <text:p text:style-name="MP1"><text:date style:data-style-name="N30" text:date-value="2023-12-11T10:54:56.974999923">11/12/2023</text:date></text:p>
        <text:p text:style-name="MP2"><text:span text:style-name="Page_20_Number"><text:span text:style-name="MT1"><text:page-number text:select-page="current">0</text:page-number></text:span></text:span></text:p>
      </style:footer>
    </style:master-page>
    <style:master-page style:name="page_20_8" style:display-name="page 8" style:page-layout-name="Mpm1" draw:style-name="Mdp1">
      <style:header>
        <text:p text:style-name="Header">Nom/Prénom :<text:tab/><text:tab/><text:tab/><text:tab/><text:tab/><text:tab/><text:tab/><text:tab/><text:tab/>Date : </text:p>
      </style:header>
      <style:footer>
        <text:p text:style-name="MP1">Département Informatique – IUT de Lannion</text:p>
        <text:p text:style-name="MP1"><text:date style:data-style-name="N30" text:date-value="2023-12-11T10:54:56.976000093">11/12/2023</text:date></text:p>
        <text:p text:style-name="MP2"><text:span text:style-name="Page_20_Number"><text:span text:style-name="MT1"><text:page-number text:select-page="current">9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telier Bilan – IUT GMP</dc:title>
    <meta:initial-creator>Administrateur</meta:initial-creator>
    <meta:creation-date>2014-03-20T16:21:00</meta:creation-date>
    <dc:date>2023-12-11T10:54:56.783000000</dc:date>
    <meta:print-date>2013-02-08T15:01:00</meta:print-date>
    <meta:editing-cycles>54</meta:editing-cycles>
    <meta:editing-duration>P2171DT14H43M22S</meta:editing-duration>
    <meta:generator>LibreOffice/7.3.3.2$Windows_X86_64 LibreOffice_project/d1d0ea68f081ee2800a922cac8f79445e4603348</meta:generator>
    <meta:document-statistic meta:table-count="7" meta:image-count="0" meta:object-count="0" meta:page-count="9" meta:paragraph-count="256" meta:word-count="462" meta:character-count="25927" meta:non-whitespace-character-count="25313"/>
    <meta:user-defined meta:name="Info 3"/>
    <meta:user-defined meta:name="Info 4"/>
    <meta:user-defined meta:name="dgnword-docGUID">{6F3D7A35-4C9B-48C0-9E06-A9196AEB0635}</meta:user-defined>
    <meta:user-defined meta:name="dgnword-eventsink">47767064</meta:user-defined>
  </office:meta>
</office:document-meta>
</file>